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66cc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66cc"/>
    </style:style>
    <style:style style:name="T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66cc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SNO<text:s text:c="17"/>DATE<text:tab/>TIME<text:tab/><text:tab/>URL <text:tab/><text:tab/><text:s text:c="41"/>STATUS<text:s text:c="22"/>DESCRIPTION</text:span></text:p>
      <text:p text:style-name="P1"><text:span text:style-name="T2">1<text:tab/></text:span><text:span text:style-name="T3">06-12-2024<text:tab/>02:30:00 pm<text:tab/></text:span><text:a xlink:href="https://www.annauniv.edu/"><text:span text:style-name="T4">https://www.annauniv.edu/</text:span></text:a><text:span text:style-name="T5"><text:tab/><text:tab/>PASSED<text:tab/><text:tab/></text:span></text:p>
      <text:p text:style-name="P1"><text:span text:style-name="T5">2<text:tab/>06-12-2024 03:25:02 pm<text:tab/></text:span><text:a xlink:href="https://mkuniversity.ac.in/"><text:span text:style-name="T6">https://mkuniversity.ac.in/</text:span></text:a><text:span text:style-name="T7"><text:tab/><text:tab/>PASSED</text:span></text:p>
      <text:p text:style-name="P1"><text:span text:style-name="T7">3<text:tab/>06-12-2024 03:30:31 pm<text:tab/></text:span><text:a xlink:href="http://www.msswbc.org/"><text:span text:style-name="T8">http://www.msswbc.org/</text:span></text:a><text:span text:style-name="T9"><text:tab/><text:tab/>FAILED</text:span></text:p>
      <text:p text:style-name="P1"><text:span text:style-name="T10">=============== ROOT CAUSE =====================</text:span></text:p>
      <text:p text:style-name="P1"><text:span text:style-name="T10">Caused by: org.openqa.selenium.NoSuchWindowException: no such window: target window already closed</text:span></text:p>
      <text:p text:style-name="P1"><text:span text:style-name="T10">At object: '</text:span><text:span text:style-name="T11">Object Repository/MSS WAKF/Page_MSS WAKF BOARD College Madurai<text:s text:c="2"/>Offici_95a2a2/span_ALUMNI</text:span><text:span text:style-name="T12">'</text:span></text:p>
      <text:p text:style-name="P1"><text:span text:style-name="T12"/></text:p>
      <text:p text:style-name="P1"><text:span text:style-name="T12">For trouble shooting, please visit:<text:s/></text:span><text:a xlink:href="https://docs.katalon.com/katalon-studio/docs/troubleshooting.html"><text:span text:style-name="T13">https://docs.katalon.com/katalon-studio/docs/troubleshooting.html</text:span></text:a><text:span text:style-name="T14"/></text:p>
      <text:p text:style-name="P1"><text:span text:style-name="T14">================================================</text:span></text:p>
      <text:p text:style-name="P1"><text:span text:style-name="T14"/></text:p>
      <text:p text:style-name="P1"><text:span text:style-name="T14">06-12-2024 03:30:29 pm Test Cases/MSS Wakf Board/MSS TC</text:span></text:p>
      <text:p text:style-name="P1"><text:span text:style-name="T14"/></text:p>
      <text:p text:style-name="P1"><text:span text:style-name="T14">Elapsed time: 39.381s</text:span></text:p>
      <text:p text:style-name="P1"><text:span text:style-name="T14"/></text:p>
      <text:p text:style-name="P1"><text:span text:style-name="T14">Test Cases/MSS Wakf Board/MSS TC FAILED.</text:span></text:p>
      <text:p text:style-name="P1"><text:span text:style-name="T14">Reason:</text:span></text:p>
      <text:p text:style-name="P1"><text:span text:style-name="T14">com.kms.katalon.core.exception.StepFailedException: Unable to click on object '</text:span><text:span text:style-name="T15">Object Repository/MSS WAKF/Page_MSS WAKF BOARD College Madurai<text:s text:c="2"/>Offici_95a2a2/span_ALUMNI</text:span><text:span text:style-name="T16">'</text:span></text:p>
      <text:p text:style-name="P1"><text:span text:style-name="T16"><text:tab/>at com.kms.katalon.core.webui.keyword.internal.WebUIKeywordMain.stepFailed(WebUIKeywordMain.groovy:64)</text:span></text:p>
      <text:p text:style-name="P1"><text:span text:style-name="T16"><text:tab/>at com.kms.katalon.core.webui.keyword.internal.WebUIKeywordMain.runKeyword(WebUIKeywordMain.groovy:26)</text:span></text:p>
      <text:p text:style-name="P1"><text:span text:style-name="T16"><text:tab/>at com.kms.katalon.core.webui.keyword.builtin.ClickKeyword.click(ClickKeyword.groovy:74)</text:span></text:p>
      <text:p text:style-name="P1"><text:span text:style-name="T16"><text:tab/>at com.kms.katalon.core.webui.keyword.builtin.ClickKeyword.execute(ClickKeyword.groovy:40)</text:span></text:p>
      <text:p text:style-name="P1"><text:span text:style-name="T16"><text:tab/>at com.kms.katalon.core.keyword.internal.KeywordExecutor.executeKeywordForPlatform(KeywordExecutor.groovy:74)</text:span></text:p>
      <text:p text:style-name="P1"><text:span text:style-name="T16"><text:tab/>at com.kms.katalon.core.webui.keyword.WebUiBuiltInKeywords.click(WebUiBuiltInKeywords.groovy:659)</text:span></text:p>
      <text:p text:style-name="P1"><text:span text:style-name="T16"><text:tab/>at MSS TC.run(MSS TC:24)</text:span></text:p>
      <text:p text:style-name="P1"><text:span text:style-name="T16"><text:tab/>at com.kms.katalon.core.main.ScriptEngine.run(ScriptEngine.java:194)</text:span></text:p>
      <text:p text:style-name="P1"><text:span text:style-name="T16"><text:tab/>at com.kms.katalon.core.main.ScriptEngine.runScriptAsRawText(ScriptEngine.java:119)</text:span></text:p>
      <text:p text:style-name="P1"><text:span text:style-name="T16"><text:tab/>at com.kms.katalon.core.main.TestCaseExecutor.runScript(TestCaseExecutor.java:448)</text:span></text:p>
      <text:p text:style-name="P1"><text:span text:style-name="T16"><text:tab/>at com.kms.katalon.core.main.TestCaseExecutor.doExecute(TestCaseExecutor.java:439)</text:span></text:p>
      <text:p text:style-name="P1"><text:span text:style-name="T16"><text:tab/>at com.kms.katalon.core.main.TestCaseExecutor.processExecutionPhase(TestCaseExecutor.java:418)</text:span></text:p>
      <text:p text:style-name="P1"><text:span text:style-name="T16"><text:tab/>at com.kms.katalon.core.main.TestCaseExecutor.accessMainPhase(TestCaseExecutor.java:410)</text:span></text:p>
      <text:p text:style-name="P1"><text:span text:style-name="T16"><text:tab/>at com.kms.katalon.core.main.TestCaseExecutor.execute(TestCaseExecutor.java:285)</text:span></text:p>
      <text:p text:style-name="P1"><text:span text:style-name="T16"><text:tab/>at com.kms.katalon.core.main.TestCaseMain.runTestCase(TestCaseMain.java:137)</text:span></text:p>
      <text:p text:style-name="P1"><text:span text:style-name="T16"><text:tab/>at com.kms.katalon.core.main.TestCaseMain.runTestCase(TestCaseMain.java:128)</text:span></text:p>
      <text:p text:style-name="P1"><text:span text:style-name="T16"><text:tab/>at TempTestCase1718186420192.run(TempTestCase1718186420192.groovy:25)</text:span></text:p>
      <text:p text:style-name="P1"><text:span text:style-name="T16"><text:tab/>at java.base/jdk.internal.reflect.NativeMethodAccessorImpl.invoke0(Native Method)</text:span></text:p>
      <text:p text:style-name="P1"><text:span text:style-name="T16"><text:tab/>at java.base/jdk.internal.reflect.NativeMethodAccessorImpl.invoke(NativeMethodAccessorImpl.java:77)</text:span></text:p>
      <text:p text:style-name="P1"><text:span text:style-name="T16"><text:tab/>at java.base/jdk.internal.reflect.DelegatingMethodAccessorImpl.invoke(DelegatingMethodAccessorImpl.java:43)</text:span></text:p>
      <text:p text:style-name="P1"><text:span text:style-name="T16">Caused by: org.openqa.selenium.NoSuchWindowException: no such window: target window already closed</text:span></text:p>
      <text:p text:style-name="P1"><text:span text:style-name="T16">from unknown error: web view not found</text:span></text:p>
      <text:p text:style-name="P1"><text:span text:style-name="T16"><text:s text:c="2"/>(Session info: chrome=125.0.6422.142)</text:span></text:p>
      <text:p text:style-name="P1"><text:span text:style-name="T16">Build info: version: '3.141.59', revision: 'unknown', time: 'unknown'</text:span></text:p>
      <text:p text:style-name="P1"><text:span text:style-name="T16">System info: host: 'DESKTOP-HFMI2MJ', ip: '192.168.56.1', os.name: 'Windows 11', os.arch: 'amd64', os.version: '10.0', java.version: '17.0.7'</text:span></text:p>
      <text:p text:style-name="P1"><text:span text:style-name="T16">Driver info: com.kms.katalon.selenium.driver.CChromeDriver</text:span></text:p>
      <text:p text:style-name="P1"><text:span text:style-name="T16">Capabilities {acceptInsecureCerts: false, browserName: chrome, browserVersion: 125.0.6422.142, chrome: {chromedriverVersion: 125.0.6422.60 (3ac3319bff9f..., userDataDir: C:\Users\HP\AppData\Local\T...}, fedcm:accounts: true, goog:chromeOptions: {debuggerAddress: localhost:65478}, javascriptEnabled: true, networkConnectionEnabled: false, pageLoadStrategy: normal, platform: WINDOWS, platformName: WINDOWS, proxy: Proxy(), setWindowRect: true, strictFileInteractability: false, timeouts: {implicit: 0, pageLoad: 300000, script: 30000}, unhandledPromptBehavior: dismiss and notify, webauthn:extension:credBlob: true, webauthn:extension:largeBlob: true, webauthn:extension:minPinLength: true, webauthn:extension:prf: true, webauthn:virtualAuthenticators: true}</text:span></text:p>
      <text:p text:style-name="P1"><text:span text:style-name="T16">Session ID: d9dbb49769df8620f5aa2293a6eb749c</text:span></text:p>
      <text:p text:style-name="P1"><text:span text:style-name="T16">*** Element info: {Using=xpath, value=//ul[@id='nav']/li[9]/a/span}</text:span></text:p>
      <text:p text:style-name="P1"><text:span text:style-name="T16"><text:tab/>at java.base/jdk.internal.reflect.NativeConstructorAccessorImpl.newInstance0(Native Method)</text:span></text:p>
      <text:p text:style-name="P1"><text:span text:style-name="T16"><text:tab/>at java.base/jdk.internal.reflect.NativeConstructorAccessorImpl.newInstance(NativeConstructorAccessorImpl.java:77)</text:span></text:p>
      <text:p text:style-name="P1"><text:span text:style-name="T16"><text:tab/>at java.base/jdk.internal.reflect.DelegatingConstructorAccessorImpl.newInstance(DelegatingConstructorAccessorImpl.java:45)</text:span></text:p>
      <text:p text:style-name="P1"><text:span text:style-name="T16"><text:tab/>at org.openqa.selenium.remote.http.W3CHttpResponseCodec.createException(W3CHttpResponseCodec.java:187)</text:span></text:p>
      <text:p text:style-name="P1"><text:span text:style-name="T16"><text:tab/>at org.openqa.selenium.remote.http.W3CHttpResponseCodec.decode(W3CHttpResponseCodec.java:122)</text:span></text:p>
      <text:p text:style-name="P1"><text:span text:style-name="T16"><text:tab/>at org.openqa.selenium.remote.http.W3CHttpResponseCodec.decode(W3CHttpResponseCodec.java:49)</text:span></text:p>
      <text:p text:style-name="P1"><text:span text:style-name="T16"><text:tab/>at org.openqa.selenium.remote.HttpCommandExecutor.execute(HttpCommandExecutor.java:158)</text:span></text:p>
      <text:p text:style-name="P1"><text:span text:style-name="T16"><text:tab/>at org.openqa.selenium.remote.service.DriverCommandExecutor.execute(DriverCommandExecutor.java:83)</text:span></text:p>
      <text:p text:style-name="P1"><text:span text:style-name="T16"><text:tab/>at org.openqa.selenium.remote.RemoteWebDriver.execute(RemoteWebDriver.java:552)</text:span></text:p>
      <text:p text:style-name="P1"><text:span text:style-name="T16"><text:tab/>at com.kms.katalon.selenium.driver.CChromeDriver.execute(CChromeDriver.java:19)</text:span></text:p>
      <text:p text:style-name="P1"><text:span text:style-name="T16"><text:tab/>at org.openqa.selenium.remote.RemoteWebDriver.findElements(RemoteWebDriver.java:353)</text:span></text:p>
      <text:p text:style-name="P1"><text:span text:style-name="T16"><text:tab/>at org.openqa.selenium.remote.RemoteWebDriver.findElementsByXPath(RemoteWebDriver.java:432)</text:span></text:p>
      <text:p text:style-name="P1"><text:span text:style-name="T16"><text:tab/>at org.openqa.selenium.By$ByXPath.findElements(By.java:348)</text:span></text:p>
      <text:p text:style-name="P1"><text:span text:style-name="T16"><text:tab/>at org.openqa.selenium.remote.RemoteWebDriver.findElements(RemoteWebDriver.java:311)</text:span></text:p>
      <text:p text:style-name="P1"><text:span text:style-name="T16"><text:tab/>at java.base/jdk.internal.reflect.NativeMethodAccessorImpl.invoke0(Native Method)</text:span></text:p>
      <text:p text:style-name="P1"><text:span text:style-name="T16"><text:tab/>at java.base/jdk.internal.reflect.NativeMethodAccessorImpl.invoke(NativeMethodAccessorImpl.java:77)</text:span></text:p>
      <text:p text:style-name="P1"><text:span text:style-name="T16"><text:tab/>at java.base/jdk.internal.reflect.DelegatingMethodAccessorImpl.invoke(DelegatingMethodAccessorImpl.java:43)</text:span></text:p>
      <text:p text:style-name="P1"><text:span text:style-name="T16"><text:tab/>at org.openqa.selenium.support.events.EventFiringWebDriver.lambda$new$1(EventFiringWebDriver.java:105)</text:span></text:p>
      <text:p text:style-name="P1"><text:span text:style-name="T16"><text:tab/>at jdk.proxy2/jdk.proxy2.$Proxy23.findElements(Unknown Source)</text:span></text:p>
      <text:p text:style-name="P1"><text:span text:style-name="T16"><text:tab/>at org.openqa.selenium.support.events.EventFiringWebDriver.findElements(EventFiringWebDriver.java:182)</text:span></text:p>
      <text:p text:style-name="P1"><text:span text:style-name="T16"><text:tab/>at com.kms.katalon.core.webui.common.WebUiCommonHelper.findElementByNormalMethods(WebUiCommonHelper.java:1036)</text:span></text:p>
      <text:p text:style-name="P1"><text:span text:style-name="T16"><text:tab/>at com.kms.katalon.core.webui.common.WebUiCommonHelper.findElementsBySelectedMethod(WebUiCommonHelper.java:921)</text:span></text:p>
      <text:p text:style-name="P1"><text:span text:style-name="T16"><text:tab/>at com.kms.katalon.core.webui.common.WebUiCommonHelper.findElementsBySelectedMethod(WebUiCommonHelper.java:902)</text:span></text:p>
      <text:p text:style-name="P1"><text:span text:style-name="T16"><text:tab/>at com.kms.katalon.core.webui.common.WebUiCommonHelper.findElementsBySelectedMethod(WebUiCommonHelper.java:897)</text:span></text:p>
      <text:p text:style-name="P1"><text:span text:style-name="T16"><text:tab/>at com.kms.katalon.core.webui.common.WebUiCommonHelper.findElementsByDefault(WebUiCommonHelper.java:893)</text:span></text:p>
      <text:p text:style-name="P1"><text:span text:style-name="T16"><text:tab/>at com.kms.katalon.core.webui.common.WebUiCommonHelper.findElementsWithSelfHealing(WebUiCommonHelper.java:739)</text:span></text:p>
      <text:p text:style-name="P1"><text:span text:style-name="T16"><text:tab/>at com.kms.katalon.core.webui.common.WebUiCommonHelper.findWebElements(WebUiCommonHelper.java:723)</text:span></text:p>
      <text:p text:style-name="P1"><text:span text:style-name="T16"><text:tab/>at com.kms.katalon.core.webui.common.WebUiCommonHelper.findWebElement(WebUiCommonHelper.java:1416)</text:span></text:p>
      <text:p text:style-name="P1"><text:span text:style-name="T16"><text:tab/>at com.kms.katalon.core.webui.keyword.internal.WebUIAbstractKeyword.findWebElement(WebUIAbstractKeyword.groovy:27)</text:span></text:p>
      <text:p text:style-name="P1"><text:span text:style-name="T16"><text:tab/>at com.kms.katalon.core.webui.keyword.builtin.ClickKeyword$_click_closure1.doCall(ClickKeyword.groovy:65)</text:span></text:p>
      <text:p text:style-name="P1"><text:span text:style-name="T16"><text:tab/>at com.kms.katalon.core.webui.keyword.builtin.ClickKeyword$_click_closure1.call(ClickKeyword.groovy)</text:span></text:p>
      <text:p text:style-name="P1"><text:span text:style-name="T16"><text:tab/>at com.kms.katalon.core.webui.keyword.internal.WebUIKeywordMain.runKeyword(WebUIKeywordMain.groovy:20)</text:span></text:p>
      <text:p text:style-name="P1"><text:span text:style-name="T16"><text:tab/>... 18 more</text:span></text:p>
      <text:p text:style-name="P1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